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8492in" fo:break-before="auto" style:use-optimal-row-height="false"/>
    </style:style>
    <style:style style:name="ro39" style:family="table-row">
      <style:table-row-properties style:row-height="1.3055in" fo:break-before="auto" style:use-optimal-row-height="false"/>
    </style:style>
    <style:style style:name="ro40" style:family="table-row">
      <style:table-row-properties style:row-height="1.0154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1.1811in" fo:break-before="auto" style:use-optimal-row-height="false"/>
    </style:style>
    <style:style style:name="ro43" style:family="table-row">
      <style:table-row-properties style:row-height="1.3472in" fo:break-before="auto" style:use-optimal-row-height="true"/>
    </style:style>
    <style:style style:name="ro44" style:family="table-row">
      <style:table-row-properties style:row-height="0.859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1.1602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0.9839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3.2854in" fo:break-before="auto" style:use-optimal-row-height="tru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0.798in" fo:break-before="auto" style:use-optimal-row-height="false"/>
    </style:style>
    <style:style style:name="ro63" style:family="table-row">
      <style:table-row-properties style:row-height="2.0102in" fo:break-before="auto" style:use-optimal-row-height="true"/>
    </style:style>
    <style:style style:name="ro64" style:family="table-row">
      <style:table-row-properties style:row-height="1.5134in" fo:break-before="auto" style:use-optimal-row-height="tru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2.1764in" fo:break-before="auto" style:use-optimal-row-height="true"/>
    </style:style>
    <style:style style:name="ro76" style:family="table-row">
      <style:table-row-properties style:row-height="1.8445in" fo:break-before="auto" style:use-optimal-row-height="true"/>
    </style:style>
    <style:style style:name="ro77" style:family="table-row">
      <style:table-row-properties style:row-height="1.6783in" fo:break-before="auto" style:use-optimal-row-height="true"/>
    </style:style>
    <style:style style:name="ro78" style:family="table-row">
      <style:table-row-properties style:row-height="0.9016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08in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color="#000000"/>
    </style:style>
    <style:style style:name="ce17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="0.0008in solid #000000"/>
      <style:text-properties fo:color="#000000"/>
    </style:style>
    <style:style style:name="ce19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fo:font-weight="normal" style:font-weight-asian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5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6" style:family="table-cell" style:parent-style-name="Default">
      <style:table-cell-properties fo:background-color="transparent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ackground-color="#ffffcc"/>
      <style:text-properties fo:color="#000000"/>
    </style:style>
    <style:style style:name="ce21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6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4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5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78" style:family="table-cell" style:parent-style-name="Default">
      <style:table-cell-properties fo:wrap-option="wrap" fo:border="0.0008in solid #000000"/>
      <style:text-properties fo:font-weight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wrap-option="wrap"/>
    </style:style>
    <style:style style:name="ce28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default-cell-style-name="ce18"/>
        <table:table-column table:style-name="co3" table:default-cell-style-name="ce18"/>
        <table:table-column table:style-name="co3" table:default-cell-style-name="ce18"/>
        <table:table-column table:style-name="co3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366in" svg:height="1.1488in" svg:x="0.0047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default-cell-style-name="ce105"/>
        <table:table-row table:style-name="ro18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59"/>
          <table:covered-table-cell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0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0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3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default-cell-style-name="Default"/>
        <table:table-row table:style-name="ro1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table:number-columns-repeated="246"/>
        </table:table-row>
        <table:table-row table:style-name="ro23">
          <table:table-cell office:value-type="float" office:value="1">
            <text:p>1.00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Show </text:span><text:span text:style-name="T7">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_List_Viewer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0">
            <text:p>0</text:p>
          </table:table-cell>
          <table:table-cell table:style-name="ce146" table:formula="of:=COUNTIF([.M$7:.M$1063];[.$K1])" office:value-type="float" office:value="0">
            <text:p>0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table:number-columns-repeated="246"/>
        </table:table-row>
        <table:table-row table:style-name="ro23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 By Query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0">
            <text:p>0</text:p>
          </table:table-cell>
          <table:table-cell table:style-name="ce146" table:formula="of:=COUNTIF([.M$7:.M$1067];[.$K1])" office:value-type="float" office:value="0">
            <text:p>0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table:number-columns-repeated="246"/>
        </table:table-row>
        <table:table-row table:style-name="ro13">
          <table:table-cell office:value-type="float" office:value="1">
            <text:p>1.00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0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Banner_Footer" table:style-name="ta5" table:print="false">
        <table:table-column table:style-name="co26" table:default-cell-style-name="ce116"/>
        <table:table-column table:style-name="co27" table:default-cell-style-name="ce63"/>
        <table:table-column table:style-name="co28" table:default-cell-style-name="ce127"/>
        <table:table-column table:style-name="co29" table:default-cell-style-name="ce177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default-cell-style-name="ce169"/>
        <table:table-column table:style-name="co34" table:default-cell-style-name="ce188"/>
        <table:table-column table:style-name="co3" table:default-cell-style-name="ce191"/>
        <table:table-column table:style-name="co3" table:default-cell-style-name="ce193"/>
        <table:table-column table:style-name="co35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69"/>
        <table:table-column table:style-name="co3" table:default-cell-style-name="ce201"/>
        <table:table-column table:style-name="co3" table:default-cell-style-name="ce201"/>
        <table:table-column table:style-name="co3" table:default-cell-style-name="ce201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7" table:default-cell-style-name="ce169"/>
        <table:table-row table:style-name="ro22">
          <table:table-cell table:style-name="ce169"/>
          <table:table-cell table:style-name="ce171" office:value-type="string">
            <text:p>TEST CASES</text:p>
          </table:table-cell>
          <table:table-cell table:style-name="ce171" table:number-columns-repeated="3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2" table:number-columns-repeated="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33">
          <table:table-cell table:style-name="ce169"/>
          <table:table-cell table:style-name="ce173" office:value-type="string">
            <text:p>Functions list</text:p>
          </table:table-cell>
          <table:table-cell table:style-name="ce175" office:value-type="string" table:number-columns-spanned="3" table:number-rows-spanned="1">
            <text:p>Edit banner, Edit footer, Edit homepage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14">
          <table:table-cell table:style-name="ce169"/>
          <table:table-cell table:style-name="ce173" office:value-type="string">
            <text:p>Total Main Cases</text:p>
          </table:table-cell>
          <table:table-cell table:style-name="ce175" table:formula="of:=MAX([.A9:.A520])" office:value-type="float" office:value="16" table:number-columns-spanned="3" table:number-rows-spanned="1">
            <text:p>16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4"/>
          <table:table-cell table:style-name="ce169" table:number-columns-repeated="2"/>
          <table:table-cell table:number-columns-repeated="4"/>
          <table:table-cell table:style-name="ce169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8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4">
          <table:table-cell table:style-name="ce170" office:value-type="float" office:value="1">
            <text:p>1.00</text:p>
          </table:table-cell>
          <table:table-cell table:style-name="ce44" office:value-type="string">
            <text:p>FNC_ECMS_WCM_BF_01</text:p>
          </table:table-cell>
          <table:table-cell table:style-name="ce170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9"/>
          <table:table-cell table:content-validation-name="val1"/>
          <table:table-cell table:style-name="ce195"/>
          <table:table-cell table:style-name="ce189" table:number-columns-repeated="3"/>
          <table:table-cell table:style-name="ce198" table:number-columns-repeated="4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 form to edit banner</text:p>
          </table:table-cell>
          <table:table-cell table:style-name="ce179" office:value-type="string">
            <text:p>Step 2: Show form to edit banner</text:p>
          </table:table-cell>
          <table:table-cell table:style-name="ce179" office:value-type="string">
            <text:p><text:s/>- Click on <text:span text:style-name="T10">quick</text:span> <text:span text:style-name="T10">edit</text:span> icon on banner</text:p>
          </table:table-cell>
          <table:table-cell table:style-name="ce179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5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0"/>
          <table:table-cell table:style-name="ce204" table:number-columns-repeated="3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2: Change logo</text:p>
          </table:table-cell>
          <table:table-cell table:style-name="ce181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3: Complete changing logo</text:p>
          </table:table-cell>
          <table:table-cell table:style-name="ce179" office:value-type="string">
            <text:p>Click <text:span text:style-name="T8">[Fast Publish]</text:span></text:p>
          </table:table-cell>
          <table:table-cell table:style-name="ce184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adding slogan on banner</text:p>
          </table:table-cell>
          <table:table-cell table:style-name="ce179" office:value-type="string">
            <text:p>Step 2: Complete editing banner with new slogan</text:p>
          </table:table-cell>
          <table:table-cell table:style-name="ce179" office:value-type="string">
            <text:p>- Add text for slogan in Main content</text:p>
            <text:p>- Click <text:span text:style-name="T8">[Fast Publish]</text:span></text:p>
          </table:table-cell>
          <table:table-cell table:style-name="ce184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3: Update logo</text:p>
          </table:table-cell>
          <table:table-cell table:style-name="ce179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4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4: Display image's <text:s/>source code</text:p>
          </table:table-cell>
          <table:table-cell table:style-name="ce179" office:value-type="string">
            <text:p>- Click on <text:span text:style-name="T10">Source </text:span><text:span text:style-name="T4">icon on fck </text:span><text:span text:style-name="T4">editor</text:span></text:p>
          </table:table-cell>
          <table:table-cell table:style-name="ce184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5: Make large size to suitable with banner</text:p>
          </table:table-cell>
          <table:table-cell table:style-name="ce179" office:value-type="string">
            <text:p>- Change height and weight of image in here </text:p>
          </table:table-cell>
          <table:table-cell table:style-name="ce184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6: Update slogan</text:p>
          </table:table-cell>
          <table:table-cell table:style-name="ce179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4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3: Update slogan</text:p>
          </table:table-cell>
          <table:table-cell table:style-name="ce179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4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displaying form to edit footer</text:p>
          </table:table-cell>
          <table:table-cell table:style-name="ce177" office:value-type="string">
            <text:p>Step 2: Show form to edit footer</text:p>
          </table:table-cell>
          <table:table-cell table:style-name="ce182" office:value-type="string">
            <text:p>- Click on quick edit icon on footer at the bottom of screen</text:p>
          </table:table-cell>
          <table:table-cell table:style-name="ce177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2: Update image</text:p>
          </table:table-cell>
          <table:table-cell table:style-name="ce181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3: Complete editing footer</text:p>
          </table:table-cell>
          <table:table-cell table:style-name="ce179" office:value-type="string">
            <text:p>Click [<text:span text:style-name="T10">Fast</text:span> <text:span text:style-name="T10">publish</text:span>] button</text:p>
          </table:table-cell>
          <table:table-cell table:style-name="ce184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long text.</text:p>
          </table:table-cell>
          <table:table-cell table:style-name="ce179" office:value-type="string">
            <text:p>Step 2: Update footer with long text</text:p>
          </table:table-cell>
          <table:table-cell table:style-name="ce181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1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display form to edit Homepage</text:p>
          </table:table-cell>
          <table:table-cell table:style-name="ce177" office:value-type="string">
            <text:p>Step 2: Show form to edit footer</text:p>
          </table:table-cell>
          <table:table-cell table:style-name="ce177" office:value-type="string">
            <text:p>- Click on quick edit icon in the top right of page's content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7" office:value-type="string">
            <text:p>Step 1: Show form to edit Home page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Edit content of Home page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1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16"/>
        <table:table-column table:style-name="co36" table:default-cell-style-name="ce61"/>
        <table:table-column table:style-name="co37" table:default-cell-style-name="ce127"/>
        <table:table-column table:style-name="co38" table:default-cell-style-name="ce117"/>
        <table:table-column table:style-name="co39" table:default-cell-style-name="ce111"/>
        <table:table-column table:style-name="co39" table:default-cell-style-name="ce136"/>
        <table:table-column table:style-name="co40" table:default-cell-style-name="ce117"/>
        <table:table-column table:style-name="co31" table:default-cell-style-name="ce117"/>
        <table:table-column table:style-name="co41" table:default-cell-style-name="ce117"/>
        <table:table-column table:style-name="co3" table:default-cell-style-name="ce117"/>
        <table:table-column table:style-name="co3" table:default-cell-style-name="ce231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48"/>
        <table:table-column table:style-name="co3" table:default-cell-style-name="ce148"/>
        <table:table-column table:style-name="co3" table:default-cell-style-name="ce148"/>
        <table:table-column table:style-name="co3" table:default-cell-style-name="Default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8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17" office:value-type="float" office:value="1">
            <text:p>1.00</text:p>
          </table:table-cell>
          <table:table-cell table:style-name="ce41" office:value-type="string">
            <text:p>FNC_ECMS_WCM_SEARCH_01</text:p>
          </table:table-cell>
          <table:table-cell table:style-name="ce219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4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5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0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0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5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table:style-name="ce220" office:value-type="string">
            <text:p>Step 3: Display form to setting </text:p>
            <text:p>search page</text:p>
          </table:table-cell>
          <table:table-cell table:style-name="ce220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0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4: Choose box <text:s/>search for</text:p>
            <text:p><text:s/>page mode</text:p>
          </table:table-cell>
          <table:table-cell table:style-name="ce221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5: Check form after </text:p>
            <text:p>choosing box search </text:p>
          </table:table-cell>
          <table:table-cell table:style-name="ce221" office:value-type="string">
            <text:p>- Choose search portlet on </text:p>
            <text:p>navigation bar</text:p>
          </table:table-cell>
          <table:table-cell table:style-name="ce221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4: Change item per page </text:p>
            <text:p>for result search page</text:p>
          </table:table-cell>
          <table:table-cell table:style-name="ce221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1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8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4: Change search page</text:p>
            <text:p>layout template</text:p>
          </table:table-cell>
          <table:table-cell table:style-name="ce221" office:value-type="string">
            <text:p>- Choose </text:p>
            <text:p>UIResultpagelayoutdefault.gtmpl</text:p>
            <text:p>on page layout template</text:p>
          </table:table-cell>
          <table:table-cell table:style-name="ce221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1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2: Do search </text:p>
          </table:table-cell>
          <table:table-cell table:style-name="ce221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1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3: Check display search</text:p>
            <text:p>result</text:p>
          </table:table-cell>
          <table:table-cell table:style-name="ce221" office:value-type="string">
            <text:p>- See on search result page</text:p>
          </table:table-cell>
          <table:table-cell table:style-name="ce221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7" table:default-cell-style-name="ce244"/>
        <table:table-column table:style-name="co15" table:default-cell-style-name="ce150"/>
        <table:table-column table:style-name="co21" table:default-cell-style-name="ce245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90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240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0">
            <text:p>0</text:p>
          </table:table-cell>
          <table:table-cell table:style-name="ce146" table:formula="of:=COUNTIF([.M$7:.M$1070];[.$K1])" office:value-type="float" office:value="0">
            <text:p>0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1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43" office:value-type="string">
            <text:p>Case No</text:p>
          </table:table-cell>
          <table:table-cell table:style-name="ce243" office:value-type="string">
            <text:p>Related function</text:p>
          </table:table-cell>
          <table:table-cell table:style-name="ce243" office:value-type="string">
            <text:p>Case ID</text:p>
          </table:table-cell>
          <table:table-cell table:style-name="ce243" office:value-type="string">
            <text:p>Path</text:p>
          </table:table-cell>
          <table:table-cell table:style-name="ce243" office:value-type="string">
            <text:p>Case Description</text:p>
          </table:table-cell>
          <table:table-cell table:style-name="ce243" office:value-type="string">
            <text:p>Step Description</text:p>
          </table:table-cell>
          <table:table-cell table:style-name="ce243" office:value-type="string">
            <text:p>Steps to produce</text:p>
          </table:table-cell>
          <table:table-cell table:style-name="ce243" office:value-type="string">
            <text:p>Expected Output</text:p>
          </table:table-cell>
          <table:table-cell table:style-name="ce252" office:value-type="string">
            <text:p>Priority</text:p>
          </table:table-cell>
          <table:table-cell table:style-name="ce243" office:value-type="string">
            <text:p>Affect</text:p>
          </table:table-cell>
          <table:table-cell table:style-name="ce143" table:number-columns-repeated="246"/>
          <table:table-cell table:number-columns-repeated="768"/>
        </table:table-row>
        <table:table-row table:style-name="ro28">
          <table:table-cell office:value-type="float" office:value="1">
            <text:p>1.00</text:p>
          </table:table-cell>
          <table:table-cell table:style-name="ce64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8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9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6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6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6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64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51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4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40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 table:number-columns-repeated="101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number-columns-repeated="1017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135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130"/>
          <table:table-cell table:number-columns-repeated="1016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6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default-cell-style-name="Default"/>
        <table:table-row table:style-name="ro22">
          <table:table-cell/>
          <table:table-cell table:style-name="ce254" office:value-type="string" table:number-columns-spanned="4" table:number-rows-spanned="1">
            <text:p>TEST CASES</text:p>
          </table:table-cell>
          <table:covered-table-cell table:style-name="ce254"/>
          <table:covered-table-cell table:style-name="ce254"/>
          <table:covered-table-cell table:style-name="ce254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5"/>
          <table:table-cell table:style-name="ce17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33">
          <table:table-cell/>
          <table:table-cell table:style-name="ce256" office:value-type="string">
            <text:p>Functions list</text:p>
          </table:table-cell>
          <table:table-cell table:style-name="ce266" office:value-type="string" table:number-columns-spanned="3" table:number-rows-spanned="1">
            <text:p>Check something on program</text:p>
          </table:table-cell>
          <table:covered-table-cell table:style-name="ce266"/>
          <table:covered-table-cell table:style-name="ce266"/>
          <table:table-cell/>
          <table:table-cell table:style-name="ce105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14">
          <table:table-cell/>
          <table:table-cell table:style-name="ce256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style-name="ce126"/>
          <table:covered-table-cell table:style-name="ce126"/>
          <table:table-cell/>
          <table:table-cell table:style-name="ce105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7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8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53" office:value-type="float" office:value="1">
            <text:p>1.00</text:p>
          </table:table-cell>
          <table:table-cell table:style-name="ce41" office:value-type="string">
            <text:p>FNC_ECMS_WCM_MICS_01.001</text:p>
          </table:table-cell>
          <table:table-cell table:style-name="ce268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3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69" office:value-type="string">
            <text:p>Step 2: Display edit mode</text:p>
          </table:table-cell>
          <table:table-cell table:style-name="ce270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70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69" office:value-type="string">
            <text:p>Step 2: Display live mode</text:p>
          </table:table-cell>
          <table:table-cell table:style-name="ce270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70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 table:number-columns-repeated="247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49" table:default-cell-style-name="ce116"/>
        <table:table-column table:style-name="co38" table:default-cell-style-name="ce63"/>
        <table:table-column table:style-name="co50" table:default-cell-style-name="ce127"/>
        <table:table-column table:style-name="co51" table:default-cell-style-name="ce117"/>
        <table:table-column table:style-name="co52" table:default-cell-style-name="ce220"/>
        <table:table-column table:style-name="co39" table:default-cell-style-name="ce220"/>
        <table:table-column table:style-name="co53" table:default-cell-style-name="ce220"/>
        <table:table-column table:style-name="co54" table:default-cell-style-name="ce220"/>
        <table:table-column table:style-name="co48" table:default-cell-style-name="ce220"/>
        <table:table-column table:style-name="co55" table:default-cell-style-name="ce123"/>
        <table:table-column table:style-name="co7" table:default-cell-style-name="ce123"/>
        <table:table-column table:style-name="co56" table:default-cell-style-name="ce123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0">
            <text:p>0</text:p>
          </table:table-cell>
          <table:table-cell table:style-name="ce146" table:formula="of:=COUNTIF([.M$7:.M$1010];[.$K1])" office:value-type="float" office:value="0">
            <text:p>0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8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73" office:value-type="float" office:value="1">
            <text:p>1.00</text:p>
          </table:table-cell>
          <table:table-cell table:style-name="ce41" office:value-type="string">
            <text:p>FNC_ECMS_WCM_NEWS_01</text:p>
          </table:table-cell>
          <table:table-cell table:style-name="ce275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77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Form_Generator" table:style-name="ta4" table:print="false">
        <table:table-column table:style-name="co57" table:default-cell-style-name="ce274"/>
        <table:table-column table:style-name="co58" table:default-cell-style-name="ce220"/>
        <table:table-column table:style-name="co59" table:default-cell-style-name="ce274"/>
        <table:table-column table:style-name="co60" table:default-cell-style-name="ce220"/>
        <table:table-column table:style-name="co61" table:default-cell-style-name="ce220"/>
        <table:table-column table:style-name="co62" table:default-cell-style-name="ce220"/>
        <table:table-column table:style-name="co63" table:default-cell-style-name="ce220"/>
        <table:table-column table:style-name="co64" table:default-cell-style-name="ce220"/>
        <table:table-column table:style-name="co42" table:default-cell-style-name="ce220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0">
            <text:p>0</text:p>
          </table:table-cell>
          <table:table-cell table:style-name="ce146" table:formula="of:=COUNTIF([.M$7:.M$1009];[.$K1])" office:value-type="float" office:value="0">
            <text:p>0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8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73" office:value-type="float" office:value="1">
            <text:p>1.00</text:p>
          </table:table-cell>
          <table:table-cell table:style-name="ce41" office:value-type="string">
            <text:p>FNC_ECMS_WCM_FORM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1" office:value-type="string">
            <text:p>- Put value in all required field</text:p>
            <text:p>- Click <text:span text:style-name="T8">Save</text:span> button</text:p>
          </table:table-cell>
          <table:table-cell table:style-name="ce28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1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8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6"/>
          <table:table-cell table:style-name="ce87"/>
          <table:table-cell table:style-name="ce127"/>
          <table:table-cell table:style-name="ce117"/>
          <table:table-cell table:style-name="ce225"/>
          <table:table-cell/>
          <table:table-cell table:style-name="ce281" table:number-columns-repeated="2"/>
          <table:table-cell table:number-columns-repeated="248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0"/>
        <table:table-column table:style-name="co69" table:default-cell-style-name="ce220"/>
        <table:table-column table:style-name="co41" table:default-cell-style-name="ce274"/>
        <table:table-column table:style-name="co70" table:default-cell-style-name="ce220"/>
        <table:table-column table:style-name="co71" table:default-cell-style-name="ce220"/>
        <table:table-column table:style-name="co72" table:default-cell-style-name="ce220"/>
        <table:table-column table:style-name="co73" table:default-cell-style-name="ce220"/>
        <table:table-column table:style-name="co46" table:default-cell-style-name="ce220"/>
        <table:table-column table:style-name="co7" table:default-cell-style-name="ce220"/>
        <table:table-column table:style-name="co7" table:default-cell-style-name="Default"/>
        <table:table-row table:style-name="ro22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0">
            <text:p>0</text:p>
          </table:table-cell>
          <table:table-cell table:style-name="ce146" table:formula="of:=COUNTIF([.M$7:.M$1034];[.$K1])" office:value-type="float" office:value="0">
            <text:p>0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43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218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0">
            <text:p>0</text:p>
          </table:table-cell>
          <table:table-cell table:style-name="ce146" table:formula="of:=COUNTIF([.M$7:.M$1034];[.$K5])" office:value-type="float" office:value="0">
            <text:p>0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8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1">
          <table:table-cell table:style-name="ce273" office:value-type="float" office:value="1">
            <text:p>1.00</text:p>
          </table:table-cell>
          <table:table-cell table:style-name="ce41" office:value-type="string">
            <text:p>FNC_ECMS_WCM_CAT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1.00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1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1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1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2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2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2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2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2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2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29.00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3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31.00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1.00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32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33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number-columns-repeated="249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 table:number-rows-repeated="65507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1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3-21T11:47:44</dc:date>
    <meta:editing-cycles>427</meta:editing-cycles>
    <meta:editing-duration>PT125H30M45S</meta:editing-duration>
    <dc:creator>exoplatform </dc:creator>
    <meta:document-statistic meta:table-count="13" meta:cell-count="9676" meta:object-count="2"/>
    <meta:user-defined meta:name="Info 1"/>
    <meta:user-defined meta:name="Info 2"/>
    <meta:user-defined meta:name="Info 3"/>
    <meta:user-defined meta:name="Info 4"/>
  </office:meta>
</office:document-meta>
</file>